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en" fo:country="US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8" style:family="paragraph" style:parent-style-name="Table_20_Contents">
      <style:paragraph-properties fo:text-align="center" style:justify-single-word="false"/>
      <style:text-properties fo:language="ru" fo:country="RU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3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color="#000000" style:font-name="Times New Roman" fo:font-size="12pt" fo:language="en" fo:country="US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4">«</text:span><text:span text:style-name="T1">EVO Reset Service</text:span><text:span text:style-name="T4">» </text:span><text:span text:style-name="T1">v 0.</text:span><text:span text:style-name="T4">4</text:span><text:span text:style-name="T1">9</text:span></text:p>
      <text:p text:style-name="P3"/>
      <text:p text:style-name="P8"/>
      <text:p text:style-name="P10">1. Системные требования</text:p>
      <text:p text:style-name="P9"/>
      <text:p text:style-name="P6"><text:span text:style-name="T4">Только</text:span> <text:bookmark-start text:name="Системные требования"/><text:bookmark-start text:name="1 Системные требования"/>P<text:bookmark-end text:name="Системные требования"/><text:bookmark-end text:name="1 Системные требования"/>entEvo <text:span text:style-name="T4">4Мб</text:span>;</text:p>
      <text:p text:style-name="P7">контроллер <text:span text:style-name="T1">TR-DOS </text:span><text:span text:style-name="T4">с прошивкой </text:span><text:span text:style-name="T1">EVO-DOS </text:span><text:span text:style-name="T4">или любой версией </text:span><text:span text:style-name="T1">TR-DOS;</text:span></text:p>
      <text:p text:style-name="P9">поддерживается загрузка с:</text:p>
      <text:p text:style-name="P9"><text:tab/><text:tab/>дисковода с дискетой в формате <text:span text:style-name="T1">TR-DOS</text:span>;</text:p>
      <text:p text:style-name="P9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4"><text:tab/><text:tab/>с </text:span>SD <text:span text:style-name="T4">карты </text:span>Z-контроллера <text:span text:style-name="T4">(на </text:span>PentEvo <text:span text:style-name="T4">интегрирована</text:span>) <text:span text:style-name="T4">отформатированная в </text:span>FAT;</text:p>
      <text:p text:style-name="P6"><text:tab/><text:tab/><text:span text:style-name="T4">с винчестера подключенного </text:span>по схеме Nemo отформатированн<text:span text:style-name="T4">ый в </text:span>FAT<text:span text:style-name="T4">;</text:span></text:p>
      <text:p text:style-name="P11"><text:span text:style-name="T4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24">2. ПРЕДУПРЕЖДЕНИЯ. </text:p>
      <text:p text:style-name="P4">----------------------------------------------------------------<text:span text:style-name="T4">----------------------</text:span>---------------<text:span text:style-name="T4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4">показывает только найденные директории и кодовые </text:span>HOBETA <text:span text:style-name="T4">файлы, но количеством не более 2048 штук. При большем количестве будут показаны только первые 2048 директорий/</text:span>HOBETA <text:span text:style-name="T4">файлов. Для загрузки образов на рамдиск действует такое же ограничение.</text:span></text:p>
      <text:p text:style-name="P22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22">После обновления содержимого <text:span text:style-name="T1">FlashROM </text:span>рекомендуется нажать кнопку сброс!</text:p>
      <text:p text:style-name="P22"/>
      <text:p text:style-name="P4">-----------------------------------------------------------------------------------------------------------------------------</text:p>
      <text:p text:style-name="P20"/>
      <text:p text:style-name="P21">3. Клавиши управления.</text:p>
      <text:p text:style-name="P21"/>
      <text:p text:style-name="P12"><text:span text:style-name="T6">3.1 Кнопки клавиатуры+</text:span><text:span text:style-name="T1">RESET.</text:span></text:p>
      <text:p text:style-name="P18"/>
      <text:p text:style-name="P13">Любая буквенная клавиша (кроме ниже описанных<text:span text:style-name="T1">)</text:span>-выводит на экран краткую помощь.</text:p>
      <text:p text:style-name="P17"><text:span text:style-name="T7">CS</text:span>-<text:span text:style-name="T4">перезапуск страницы </text:span>ROM<text:span text:style-name="T4"> </text:span>Basic 128.</text:p>
      <text:p text:style-name="P17"><text:span text:style-name="T7">SS</text:span><text:span text:style-name="T4">-перезапуск страницы </text:span>ROM<text:span text:style-name="T4"> </text:span>Basic<text:span text:style-name="T4"> </text:span>48<text:span text:style-name="T4">.</text:span></text:p>
      <text:p text:style-name="P17"><text:span text:style-name="T7">D</text:span>-<text:span text:style-name="T4">запуск </text:span>DEMO “GRASS” by PSB^Hallowen.</text:p>
      <text:p text:style-name="P17"><text:span text:style-name="T7">C</text:span>-<text:span text:style-name="T4">таблица цветов (клавиши </text:span>SPACE <text:span text:style-name="T4">или </text:span>ENTER <text:span text:style-name="T4">изменение цвета бордюра.</text:span></text:p>
      <text:p text:style-name="P19">H<text:span text:style-name="T8">-</text:span><text:span text:style-name="T5">вывод на экран странички помощи.</text:span></text:p>
      <text:p text:style-name="P17"><text:span text:style-name="T7">S</text:span>-CMOS Setup.</text:p>
      <text:p text:style-name="P17"><text:span text:style-name="T7">0</text:span>-<text:span text:style-name="T4">возврат в </text:span>EVO Reset Service <text:span text:style-name="T4">из дополнительных прошивок.</text:span></text:p>
      <text:p text:style-name="P13">Любые 2 и более нажатых клавиш запускают проверку нажатых клавиш.</text:p>
      <text:p text:style-name="P13"/>
      <text:p text:style-name="P15">3.2 Управление в основном меню.</text:p>
      <text:p text:style-name="P14"/>
      <text:p text:style-name="P17"><text:span text:style-name="T4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4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p text:style-name="P13"><text:soft-page-break/></text:p>
      <text:p text:style-name="P15">3.3 Горячие клавиши главного меню</text:p>
      <text:p text:style-name="P17"><text:span text:style-name="T7">1...4</text:span>-<text:span text:style-name="T4">выбор дисковода;</text:span></text:p>
      <text:p text:style-name="P17"><text:span text:style-name="T7">V</text:span>-<text:span text:style-name="T4">перебирает по кругу все реальные дисководы;</text:span></text:p>
      <text:p text:style-name="P19">Y-<text:span text:style-name="T5">перебирает по кругу все виртуальные дисководы;</text:span></text:p>
      <text:p text:style-name="P17"><text:span text:style-name="T7">W</text:span><text:span text:style-name="T4">-перебирает режимы </text:span>TURBO 3,5, 7, 14 <text:span text:style-name="T4">МГц;</text:span></text:p>
      <text:p text:style-name="P19">L<text:span text:style-name="T4">-</text:span><text:span text:style-name="T5">переключение загрузки с магнитофонного входа или эмуляция загрузки;</text:span></text:p>
      <text:p text:style-name="P19">G<text:span text:style-name="T8">-</text:span><text:span text:style-name="T5">выбор куда будет производиться переход по нажатию </text:span><text:span text:style-name="T8">RESET;</text:span></text:p>
      <text:p text:style-name="P19">E<text:span text:style-name="T8">-</text:span><text:span text:style-name="T5">разрешение перезагрузки шрифта для текстмода из ПЗУ;</text:span></text:p>
      <text:p text:style-name="P19">J<text:span text:style-name="T8">-</text:span><text:span text:style-name="T5">выбор типа шрифта из ПЗУ;</text:span></text:p>
      <text:p text:style-name="P19">K<text:span text:style-name="T8">-</text:span><text:span text:style-name="T5">выбор драйвера для печати из Бейсика;</text:span></text:p>
      <text:p text:style-name="P17"><text:span text:style-name="T7">M</text:span><text:span text:style-name="T4">-триггерное переключение режимов памяти </text:span>ALL/128/48;</text:p>
      <text:p text:style-name="P17"><text:span text:style-name="T7">Z</text:span>-<text:span text:style-name="T4">вызов загрузчика с </text:span>TR-DOS <text:span text:style-name="T4">дискеты;</text:span></text:p>
      <text:p text:style-name="P17"><text:span text:style-name="T7">F</text:span><text:span text:style-name="T4">-вызов загрузчика с </text:span>FAT <text:span text:style-name="T4">устройства;</text:span></text:p>
      <text:p text:style-name="P17"><text:span text:style-name="T7">T</text:span><text:span text:style-name="T4">-вызов загрузки с ленты (имитация команды </text:span>LOAD “”)<text:span text:style-name="T4">;</text:span></text:p>
      <text:p text:style-name="P17"><text:span text:style-name="T7">B</text:span><text:span text:style-name="T4">-вызов загрузчика с </text:span>CD <text:span text:style-name="T4">диска (старая функция оставшаяся от </text:span>GLUK<text:span text:style-name="T4">а);</text:span></text:p>
      <text:p text:style-name="P17"><text:span text:style-name="T7">D</text:span><text:span text:style-name="T4">-вызов загрузчика с </text:span>HDD;</text:p>
      <text:p text:style-name="P17"><text:span text:style-name="T7">S</text:span><text:span text:style-name="T4">-сброс в </text:span>TR-DOS<text:span text:style-name="T4">;</text:span></text:p>
      <text:p text:style-name="P17"><text:span text:style-name="T7">I</text:span><text:span text:style-name="T4">-сброс в </text:span>Basic <text:span text:style-name="T4">48;</text:span></text:p>
      <text:p text:style-name="P17"><text:span text:style-name="T7">U</text:span><text:span text:style-name="T4">-сброс в </text:span>Basic <text:span text:style-name="T4">128;</text:span></text:p>
      <text:p text:style-name="P17"><text:span text:style-name="T7">R</text:span><text:span text:style-name="T4">-переход в меню </text:span>Service;</text:p>
      <text:p text:style-name="P13"><text:span text:style-name="T7">V</text:span><text:span text:style-name="T2">-</text:span>перебирает все реальные дисководы по кругу;</text:p>
      <text:p text:style-name="P17"><text:span text:style-name="T7">H</text:span>-<text:span text:style-name="T4">вызов страницы помощи;</text:span></text:p>
      <text:p text:style-name="P13">цифровые клавиши <text:span text:style-name="T7">1-4</text:span> выбирают соответствующий дисковод <text:span text:style-name="T1">A-D;</text:span></text:p>
      <text:p text:style-name="P13"><text:span text:style-name="T7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3"><text:span text:style-name="T7">9</text:span>-включение/выключение отображения времени, даты.</text:p>
      <text:p text:style-name="P13"/>
      <text:p text:style-name="P15">3.4 Горячие клавиши меню <text:span text:style-name="T1">«Service»</text:span></text:p>
      <text:p text:style-name="P19"/>
      <text:p text:style-name="P13"><text:span text:style-name="T2">R</text:span>-сброс <text:span text:style-name="T1">NeoGS </text:span>записью числа 128 в порт 51.</text:p>
      <text:p text:style-name="P13"><text:span text:style-name="T2">K</text:span>-форматирование виртуального<text:span text:style-name="T1"> </text:span>диска на 640 килобайт;</text:p>
      <text:p text:style-name="P13"><text:span text:style-name="T2">I</text:span>-форматирование виртуального<text:span text:style-name="T1"> </text:span>диска на 896 килобайт;</text:p>
      <text:p text:style-name="P17"><text:span text:style-name="T7">M</text:span>-<text:span text:style-name="T4">редактор </text:span>CMOS;</text:p>
      <text:p text:style-name="P17"><text:span text:style-name="T7">S</text:span><text:span text:style-name="T4">- тестер </text:span>PC <text:span text:style-name="T4">клавиатуры;</text:span></text:p>
      <text:p text:style-name="P17"><text:span text:style-name="T7">F</text:span>-<text:span text:style-name="T4">загрузки и обновление </text:span>ROM<text:span text:style-name="T4"> (всех 512 Кб);</text:span></text:p>
      <text:p text:style-name="P17"><text:span text:style-name="T7">U</text:span>-<text:span text:style-name="T4">загрузка и обновление </text:span>ROM <text:span text:style-name="T4">пользователя (64Кб);</text:span></text:p>
      <text:p text:style-name="P16">С<text:span text:style-name="T8">-прямое копирование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в память для виртуального дисковода.</text:span></text:p>
      <text:p text:style-name="P19">T<text:span text:style-name="T8">-</text:span><text:span text:style-name="T5">загрузка набора символов для текстового видео режима.</text:span></text:p>
      <text:p text:style-name="P13"/>
      <text:p text:style-name="P13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13">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13">менять быстродействие нажатием на любое место текстовой строки <text:span text:style-name="T2">«Turbo Mode: </text:span><text:span text:style-name="T7">7.0</text:span><text:span text:style-name="T2">»</text:span> (принимает значение 3,5/7,0/14,0);</text:p>
      <text:p text:style-name="P13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13">запускать файлы найденные на дискетах <text:span text:style-name="T1">TR-DOS </text:span>или на <text:span text:style-name="T1">FAT </text:span>устройствах.</text:p>
      <text:p text:style-name="P13"/>
      <text:p text:style-name="P15">4. Обновление <text:span text:style-name="T1">FLASH ROM</text:span></text:p>
      <text:p text:style-name="P18"/>
      <text:p text:style-name="P13">Начиная с версии 0.22 добавлена возможность обновить встроенное программное обеспечение прошитое в ПЗУ. Для обновления нужно, как и в случае с загрузкой образов или запуском <text:span text:style-name="T1">HOBETA </text:span>файлов, выбрать устройство с которого будет загружено обновление и в файловом окне выбрать файл с обновлением. В процессе прошивания отображается окно с индикатором процесса стирания, затем <text:soft-page-break/>процесс <text:s/>прошивания.</text:p>
      <text:p text:style-name="P13">Начиная с версии 0.46 добавлена возможность обновления прошивки пользователя размером 64 Кб. Обязательное условие наличие 2 байт с кодами 00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13">Прошивание производится для всего <text:span text:style-name="T1">ROM</text:span> все 512 килобайт или 64 килобайта для прошивки пользователя. В файловом окне будут отображаться только файлы размером 512<text:span text:style-name="T1"> </text:span>Кб и с расширением *<text:span text:style-name="T1">.ROM, </text:span>при обновлении прошивки пользователя буду отображаться только файлы размером 64 Кб.</text:p>
      <text:p text:style-name="P13">При обновлении полного <text:span text:style-name="T1">ROM </text:span>прошивка пользователя будет стерта. После полного обновленя <text:span text:style-name="T1">ROM </text:span>необходимо будет произвести перепрошивание прошивки пользователя в случае надобности.</text:p>
      <text:p text:style-name="P16"/>
      <text:p text:style-name="P15">5. Изменение шрифта для текстового видео режима</text:p>
      <text:p text:style-name="P15"/>
      <text:p text:style-name="P13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устройства с которого будет производиться загрузки и выбрать файл для загрузки. В файловом окне для загрузки будут отображаться только файлы с расширением <text:span text:style-name="T1">FNT </text:span>и размером 2048 байт.</text:p>
      <text:p text:style-name="P13">Начиная с версии 0.4 сделана возможность обновлять или не обновлять шрифт из ПЗУ каждый раз при нажатии сброса, опция <text:span text:style-name="T7">"E.Reload FONT"</text:span> <text:span text:style-name="T2">on</text:span><text:span text:style-name="T1"> </text:span>или <text:span text:style-name="T7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7">"J.Type FONT"</text:span> <text:span text:style-name="T2">ATM</text:span><text:span text:style-name="T1"> </text:span>или <text:span text:style-name="T2">CP866</text:span><text:span text:style-name="T1">. </text:span>При переключении типа производится принудительная перезагрузка шрифта.</text:p>
      <text:p text:style-name="P15"/>
      <text:p text:style-name="P15">6. Выбор альтернативных прошивок</text:p>
      <text:p text:style-name="P18"/>
      <text:p text:style-name="P13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13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00,<text:span text:style-name="T1">C9) </text:span>с дальнейшим переходом на адрес 0<text:span text:style-name="T1">.</text:span></text:p>
      <text:p text:style-name="P13">Для возврата к основной прошивке необходимо нажать и удерживать клавишу «0» и произвести сброс, после чего отпустить клавишу «0».</text:p>
      <text:p text:style-name="P15"/>
      <text:p text:style-name="P15">7. Загрузка <text:span text:style-name="T1">TRD,</text:span> <text:span text:style-name="T1">SCL </text:span>и <text:span text:style-name="T1">FDI </text:span>образов в память для виртуального дисковода</text:p>
      <text:p text:style-name="P14"/>
      <text:p text:style-name="P16"><text:span text:style-name="T8">Начиная с версии 0.21 добавлена загрузка образов (раскрытие образов) </text:span><text:span text:style-name="T3">TRD </text:span><text:span text:style-name="T8">и </text:span><text:span text:style-name="T3">SCL</text:span><text:span text:style-name="T8"> в память для виртуального дисковода для прошивки </text:span><text:span text:style-name="T3">EVO-DOS</text:span><text:span text:style-name="T8">. Начиная с версии 0.27 добавлена загрузка </text:span><text:span text:style-name="T3">FDI </text:span><text:span text:style-name="T8">образов. При выборе в файловом окне будут отображаться только директории и файлы с расширениями </text:span><text:span text:style-name="T3">TRD,</text:span><text:span text:style-name="T8"> </text:span><text:span text:style-name="T3">SCL </text:span><text:span text:style-name="T8">и </text:span><text:span text:style-name="T3">FDI. </text:span><text:span text:style-name="T8">Предварительное форматирование рамдиска для загрузки образов не требуется.</text:span></text:p>
      <text:p text:style-name="P16"><text:span text:style-name="T8">Для загрузки образа в память сначала нужно выбрать устройство с которого будет производиться загрузка. После выбора устройства будет выведено окно с файлами и директориями. В окно выводятся только директории и файлы </text:span><text:span text:style-name="T3">TRD,</text:span><text:span text:style-name="T8"> </text:span><text:span text:style-name="T3">SCL </text:span><text:span text:style-name="T8">и </text:span><text:span text:style-name="T3">FDI </text:span><text:span text:style-name="T8">образов общим количеством не более 2048 штук. Поиск файлов для вывода производится по расширению, для </text:span><text:span text:style-name="T3">SCL </text:span><text:span text:style-name="T8">образов делается проверка на наличие сигнатуры </text:span><text:span text:style-name="T3">«SINCLAIR»</text:span><text:span text:style-name="T8"> в начале образа. Для </text:span><text:span text:style-name="T3">FDI </text:span><text:span text:style-name="T8">образов делается проверка наличия сигнатуры </text:span><text:span text:style-name="T3">«FDI» </text:span><text:span text:style-name="T8">и количество сторон (1 или 2) и количество дорожек на сторону (не более 87). При несоответствии образ не будет показан в файловом окне.</text:span></text:p>
      <text:p text:style-name="P16"><text:span text:style-name="T8">Формат </text:span><text:span text:style-name="T3">RAM </text:span><text:span text:style-name="T8">диска описан в конце документа.</text:span></text:p>
      <text:p text:style-name="P13"/>
      <text:p text:style-name="P15"><text:span text:style-name="T1">0</text:span>8. Загрузка с ленты</text:p>
      <text:p text:style-name="P15"/>
      <text:p text:style-name="P13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<text:soft-page-break/>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13">При эмуляции загрузки можно выбрать устройство загрузки и файл. 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</text:span></text:p>
      <text:p text:style-name="P15"/>
      <text:p text:style-name="P15"><text:span text:style-name="T1">0</text:span>9. Запуск из <text:span text:style-name="T1">HOBETA </text:span>и <text:span text:style-name="T1">SPG </text:span>файлов</text:p>
      <text:p text:style-name="P15"/>
      <text:p text:style-name="P13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 При выборе <text:span text:style-name="T2">«FAT boot»</text:span><text:span text:style-name="T1"> </text:span>будут отображаться только директории и кодовые блоки записанные в <text:span text:style-name="T1">HOBETA </text:span>формате<text:span text:style-name="T1"> </text:span>прошедшие проверку. Расширения файлов не показываются. </text:p>
      <text:p text:style-name="P13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3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13"/>
      <text:p text:style-name="P15">10. Редактор ячеек <text:span text:style-name="T1">CMOS</text:span></text:p>
      <text:p text:style-name="P13"/>
      <text:p text:style-name="P13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лль для первых 17 ячеек, остальное ячейки пока не задействованы. При редактировании ячеек времени (0,2,4=секунды,минуты,часы) запись отредактированной ячейки сохраняется в <text:span text:style-name="T1">CMOS </text:span>сразу после ввода, для остальных ячеек нужно использовать клавишу <text:span text:style-name="T1">«S» </text:span>для сохранения.</text:p>
      <text:p text:style-name="P13">Следующие клавиши предназначены:</text:p>
      <text:p text:style-name="P17"><text:span text:style-name="T7">L</text:span>-<text:span text:style-name="T4">принудительная загрузка из </text:span>CMOS <text:span text:style-name="T4">в память для редактирования;</text:span></text:p>
      <text:p text:style-name="P17"><text:span text:style-name="T7">S</text:span><text:span text:style-name="T4">-принудительное сохранение отредактированного из памяти;</text:span></text:p>
      <text:p text:style-name="P17"><text:span text:style-name="T7">X</text:span><text:span text:style-name="T4">-выход из редактора.</text:span></text:p>
      <text:p text:style-name="P13"/>
      <text:p text:style-name="P15">11. Состояние памяти при запуске <text:span text:style-name="T1">HOBETA </text:span>файлов</text:p>
      <text:p text:style-name="P15"/>
      <text:p text:style-name="P13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3">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3"/>
      <text:p text:style-name="P15">12. Тестирование <text:span text:style-name="T1">PC </text:span>клавиатуры</text:p>
      <text:p text:style-name="P13"/>
      <text:p text:style-name="P13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.</text:span></text:p>
      <text:p text:style-name="P13"/>
      <text:p text:style-name="P18">13.<text:span text:style-name="T4">Кнопка </text:span>Magic</text:p>
      <text:p text:style-name="P19"><text:span text:style-name="T4"/></text:p>
      <text:p text:style-name="P13">Начиная с версии 0.49 добавлена поддержка волшебной кнопки <text:span text:style-name="T1">Magic</text:span> со своим меню. Пока <text:soft-page-break/>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выводимом после нажатия <text:span text:style-name="T1">Magic </text:span>в данной версии выводятся содержимое сохраненных регистров (отображение регистра <text:span text:style-name="T1">R не соответствует</text:span> действительности) и содержимое считанных портов в том виде в котором они записаны в порты. Выход из <text:span text:style-name="T1">Magic </text:span>производится кнопкой <text:span text:style-name="T1">E.</text:span></text:p>
      <text:p text:style-name="P19"><text:span text:style-name="T4"/></text:p>
      <text:p text:style-name="P18">14.<text:span text:style-name="T4"> Часы и </text:span>CMOS</text:p>
      <text:p text:style-name="P18"/>
      <text:p text:style-name="P13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3">Используемые ячейки <text:span text:style-name="T1">CMOS:</text:span></text:p>
      <text:p text:style-name="P17"/>
      <text:p text:style-name="P13">- 0<text:span text:style-name="T1">x00...</text:span></text:p>
      <text:p text:style-name="P13"><text:span text:style-name="T1">...0x0D<text:tab/></text:span>используются часами и не могут быть использованы для хранения параметров.</text:p>
      <text:p text:style-name="P13"><text:span text:style-name="T1">- 0x0E<text:tab/></text:span>хранит следующие значения, биты:</text:p>
      <text:p text:style-name="P13"><text:tab/><text:tab/>7 - 1=<text:span text:style-name="T1">TURBO OFF </text:span>(3,5МГц)<text:span text:style-name="T1">, 0=TURBO ON </text:span>(7МГц);</text:p>
      <text:p text:style-name="P13"><text:tab/><text:tab/>2-0 <text:span text:style-name="T1">- </text:span>2=128Кб, 1=48Кб, 0=1Мб по стандарту Пентагона<text:span text:style-name="T1">;</text:span></text:p>
      <text:p text:style-name="P13"><text:span text:style-name="T1">- 0x0F<text:tab/></text:span>хранит текущий номер виртуального дисковода;</text:p>
      <text:p text:style-name="P13"><text:span text:style-name="T1">- 0x10<text:tab/></text:span>хранит текущий номер дисковода (содержит значения 0...3);</text:p>
      <text:p text:style-name="P13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0x0A...0x11, <text:span text:style-name="T1">0xEF</text:span>.</text:p>
      <text:p text:style-name="P17">- 0x40...<text:tab/><text:span text:style-name="T4">64 байта</text:span></text:p>
      <text:p text:style-name="P17">...0x7F<text:tab/><text:span text:style-name="T4">используется </text:span>ProfROM <text:span text:style-name="T4">для хранения настроек.</text:span></text:p>
      <text:p text:style-name="P13">- 0<text:span text:style-name="T1">xEF<text:tab/></text:span>хранит следующие значения, биты:</text:p>
      <text:p text:style-name="P13"><text:tab/><text:tab/>7 - 1=<text:span text:style-name="T1">TURBO</text:span> 14МГц, 0=<text:span text:style-name="T1">TURBO</text:span> 3,5/7МГц, зависит от состояния бита 7 в ячейке <text:span text:style-name="T1">0X0E</text:span></text:p>
      <text:p text:style-name="P13"><text:tab/><text:tab/>6 <text:span text:style-name="T1">-</text:span> <text:span text:style-name="T1">1=</text:span>эмуляция загрузки с кассеты, 0=загрузка с магнитофонного входа</text:p>
      <text:p text:style-name="P13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7"><text:tab/><text:tab/>4 <text:span text:style-name="T4">-</text:span> 1=<text:span text:style-name="T4">загрузка шрифта из ПЗУ по сбросу, 0=не загружать</text:span></text:p>
      <text:p text:style-name="P17"><text:span text:style-name="T4"><text:tab/><text:tab/>3 - 1=загружать из ПЗУ шрифт </text:span>CP866, 0=<text:span text:style-name="T4">загружать из ПЗУ шрифт АТМ</text:span></text:p>
      <text:p text:style-name="P13"><text:tab/><text:tab/>2 -</text:p>
      <text:p text:style-name="P13"><text:tab/><text:tab/>1 <text:span text:style-name="T1">- | </text:span>номер сброса: 0 <text:span text:style-name="T1">- Evo Service, 1-GLUK Service</text:span></text:p>
      <text:p text:style-name="P13"><text:tab/><text:tab/>0 <text:span text:style-name="T1">- | 2 - ProfROM, 3 – Custom ROM</text:span></text:p>
      <text:p text:style-name="P13"/>
      <text:p text:style-name="P15"><text:span text:style-name="T1">15.</text:span> Формат <text:span text:style-name="T1">RAM </text:span>диска</text:p>
      <text:p text:style-name="P15"/>
      <text:p text:style-name="P13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3-е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13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13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13"/>
      <text:p text:style-name="P13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8">Смещение в байтах от начала страницы</text:p>
          </table:table-cell>
          <table:table-cell table:style-name="Таблица1.B1" office:value-type="string">
            <text:p text:style-name="P29">Описание</text:p>
          </table:table-cell>
        </table:table-row>
        <text:soft-page-break/>
        <table:table-row>
          <table:table-cell table:style-name="Таблица1.A2" office:value-type="string">
            <text:p text:style-name="P32">+<text:span text:style-name="T1">#</text:span>000</text:p>
          </table:table-cell>
          <table:table-cell table:style-name="Таблица1.B2" office:value-type="string">
            <text:p text:style-name="P31">смещение в блоках (по 256 байт) дорожки от начала страницы</text:p>
          </table:table-cell>
        </table:table-row>
        <table:table-row>
          <table:table-cell table:style-name="Таблица1.A2" office:value-type="string">
            <text:p text:style-name="P30">+<text:span text:style-name="T1">#100</text:span></text:p>
          </table:table-cell>
          <table:table-cell table:style-name="Таблица1.B2" office:value-type="string">
            <text:p text:style-name="P31"><text:span text:style-name="T4">смещение в страницах (по 16Кб) от начала </text:span><text:span text:style-name="T1">RAM </text:span><text:span text:style-name="T4">диска +1. То есть если </text:span><text:span text:style-name="T1">RAM </text:span><text:span text:style-name="T4">диска начинается с 3-ей страницы, то счет идет со страницы 4</text:span></text:p>
          </table:table-cell>
        </table:table-row>
        <table:table-row>
          <table:table-cell table:style-name="Таблица1.A2" office:value-type="string">
            <text:p text:style-name="P26">+#2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300</text:p>
          </table:table-cell>
          <table:table-cell table:style-name="Таблица1.B2" office:value-type="string">
            <text:p text:style-name="P31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>
          <table:table-cell table:style-name="Таблица1.A2" office:value-type="string">
            <text:p text:style-name="P26">+#400</text:p>
          </table:table-cell>
          <table:table-cell table:style-name="Таблица1.B2" office:value-type="string">
            <text:p text:style-name="P31">номер сектора на дорожке</text:p>
          </table:table-cell>
        </table:table-row>
        <table:table-row>
          <table:table-cell table:style-name="Таблица1.A2" office:value-type="string">
            <text:p text:style-name="P26">+#500</text:p>
          </table:table-cell>
          <table:table-cell table:style-name="Таблица1.B2" office:value-type="string">
            <text:p text:style-name="P31">размер сектора *2</text:p>
          </table:table-cell>
        </table:table-row>
        <table:table-row>
          <table:table-cell table:style-name="Таблица1.A2" office:value-type="string">
            <text:p text:style-name="P26"/>
          </table:table-cell>
          <table:table-cell table:style-name="Таблица1.B2" office:value-type="string">
            <text:p text:style-name="P31">и так далее пока не закончатся все сектора дорожки.</text:p>
          </table:table-cell>
        </table:table-row>
        <table:table-row>
          <table:table-cell table:style-name="Таблица1.A2" office:value-type="string">
            <text:p text:style-name="P25">+#001</text:p>
          </table:table-cell>
          <table:table-cell table:style-name="Таблица1.B2" office:value-type="string">
            <text:p text:style-name="P27">Начало описателей следующей дорожки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01-18T23:00:07.32</dc:date>
    <meta:editing-duration>P14DT4H24M41S</meta:editing-duration>
    <meta:editing-cycles>162</meta:editing-cycles>
    <meta:generator>LibreOffice/3.4$Win32 LibreOffice_project/340m1$Build-502</meta:generator>
    <meta:document-statistic meta:table-count="1" meta:image-count="0" meta:object-count="0" meta:page-count="6" meta:paragraph-count="151" meta:word-count="2183" meta:character-count="15744" meta:non-whitespace-character-count="13674"/>
  </office:meta>
</office:document-meta>
</file>